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a8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َلسَّلَامُ عَلَيْكُمْ</text:p>
      <text:p text:style-name="P1">وَ عَلَيْهِ السَّلَانِ</text:p>
      <text:p text:style-name="P1">سَالَ نْدَ ۏٖيْنْيٖ إِيْنْدٖ</text:p>
      <text:p text:style-name="P1">هٗوْدِ نْدَ ۏٖيْنْيٖ نْدَانِ</text:p>
      <text:p text:style-name="P1">نَ سَالَ هِيْ نْدَ ذِيْچَ</text:p>
      <text:p text:style-name="P1">مْسِوٗوْنٖ نِأَمَانِ</text:p>
      <text:p text:style-name="P1">سَاسَ ٹْوَتَاكَچِئَ پٖيْفُ</text:p>
      <text:p text:style-name="P1">چُتَمْوِيْچَ شٖيْهٖ ڠَانِ</text:p>
      <text:p text:style-name="P1">چُتَمْوِيْچَ مْفِراَدٗ</text:p>
      <text:p text:style-name="P1">ۏَ پِيْلِ مْكٗيَمَانِ</text:p>
      <text:p text:style-name="P1">پٖيْنْبٖ نِ أُڤٖيْذٗ ۏَانْڠُ</text:p>
      <text:p text:style-name="P1">هُوْلَ كْوَ مَڠٖيْڠٗ نْڈَانِ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4:41:07.962326338</meta:creation-date>
    <meta:editing-duration>PT2M23S</meta:editing-duration>
    <meta:editing-cycles>7</meta:editing-cycles>
    <meta:generator>LibreOffice/4.2.4.2$Linux_X86_64 LibreOffice_project/420m0$Build-2</meta:generator>
    <dc:title>andika</dc:title>
    <meta:initial-creator>Kevin Donnelly</meta:initial-creator>
    <dc:date>2014-09-07T16:31:24.924703082</dc:date>
    <dc:creator>Kevin Donnelly</dc:creator>
    <meta:document-statistic meta:table-count="0" meta:image-count="0" meta:object-count="0" meta:page-count="1" meta:paragraph-count="12" meta:word-count="39" meta:character-count="168" meta:non-whitespace-character-count="141"/>
    <meta:template xlink:type="simple" xlink:actuate="onRequest" xlink:title="andika" xlink:href="../../../../../data/libreoffice/templates/andika.ott" meta:date="2014-08-05T14:41:07.857229711"/>
  </office:meta>
</office:document-meta>
</file>